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ExtendSelecto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xtendSelector.setParameters( Parameter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ExtendSelector.BaseExtend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